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, eV</text:p>
          </table:table-cell>
          <table:table-cell table:style-name="Default" office:value-type="string" calcext:value-type="string">
            <text:p>C(II), cm^3/s</text:p>
          </table:table-cell>
          <table:table-cell office:value-type="string" calcext:value-type="string">
            <text:p>C(II), au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45E-019" calcext:value-type="float">
            <text:p>2.45E-19</text:p>
          </table:table-cell>
          <table:table-cell table:formula="of:=[.B2]/0.5292^3*2.419*10^7" office:value-type="float" office:value="0.0000000000399075645952192" calcext:value-type="float">
            <text:p>3.99075645952192E-11</text:p>
          </table:table-cell>
          <table:table-cell office:value-type="float" office:value="0.00000000007621" calcext:value-type="float">
            <text:p>7.62E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00006382" calcext:value-type="float">
            <text:p>6.38E-14</text:p>
          </table:table-cell>
          <table:table-cell table:formula="of:=[.B3]/0.5292^3*2.419*10^7" office:value-type="float" office:value="0.0000104167720755292" calcext:value-type="float">
            <text:p>1.04167720755292E-05</text:p>
          </table:table-cell>
          <table:table-cell office:value-type="float" office:value="0.000006239" calcext:value-type="float">
            <text:p>6.2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4327" calcext:value-type="float">
            <text:p>4.33E-12</text:p>
          </table:table-cell>
          <table:table-cell table:formula="of:=[.B4]/0.5292^3*2.419*10^7" office:value-type="float" office:value="0.000706257799605373" calcext:value-type="float">
            <text:p>0.000706257799605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3661" calcext:value-type="float">
            <text:p>3.66E-11</text:p>
          </table:table-cell>
          <table:table-cell table:formula="of:=[.B5]/0.5292^3*2.419*10^7" office:value-type="float" office:value="0.00597552531628211" calcext:value-type="float">
            <text:p>0.005975525316282</text:p>
          </table:table-cell>
          <table:table-cell office:value-type="float" office:value="0.002486" calcext:value-type="float">
            <text:p>2.49E-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1339" calcext:value-type="float">
            <text:p>1.34E-10</text:p>
          </table:table-cell>
          <table:table-cell table:formula="of:=[.B6]/0.5292^3*2.419*10^7" office:value-type="float" office:value="0.0218553083815945" calcext:value-type="float">
            <text:p>0.021855308381595</text:p>
          </table:table-cell>
          <table:table-cell office:value-type="float" office:value="0.009036" calcext:value-type="float">
            <text:p>9.04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6045" calcext:value-type="float">
            <text:p>6.05E-10</text:p>
          </table:table-cell>
          <table:table-cell table:formula="of:=[.B7]/0.5292^3*2.419*10^7" office:value-type="float" office:value="0.0986671689071985" calcext:value-type="float">
            <text:p>0.098667168907199</text:p>
          </table:table-cell>
          <table:table-cell office:value-type="float" office:value="0.0429" calcext:value-type="float">
            <text:p>4.29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1929" calcext:value-type="float">
            <text:p>1.93E-09</text:p>
          </table:table-cell>
          <table:table-cell table:formula="of:=[.B8]/0.5292^3*2.419*10^7" office:value-type="float" office:value="0.314853546438355" calcext:value-type="float">
            <text:p>0.314853546438355</text:p>
          </table:table-cell>
          <table:table-cell office:value-type="float" office:value="0.151" calcext:value-type="float">
            <text:p>1.51E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04916" calcext:value-type="float">
            <text:p>4.92E-09</text:p>
          </table:table-cell>
          <table:table-cell table:formula="of:=[.B9]/0.5292^3*2.419*10^7" office:value-type="float" office:value="0.802395041104695" calcext:value-type="float">
            <text:p>0.802395041104695</text:p>
          </table:table-cell>
          <table:table-cell office:value-type="float" office:value="0.4389" calcext:value-type="float">
            <text:p>4.39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001994" calcext:value-type="float">
            <text:p>1.99E-09</text:p>
          </table:table-cell>
          <table:table-cell table:formula="of:=[.B10]/0.5292^3*2.419*10^7" office:value-type="float" office:value="0.325462919439129" calcext:value-type="float">
            <text:p>0.325462919439129</text:p>
          </table:table-cell>
          <table:table-cell office:value-type="float" office:value="0.7836" calcext:value-type="float">
            <text:p>7.84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1325" calcext:value-type="float">
            <text:p>1.33E-08</text:p>
          </table:table-cell>
          <table:table-cell table:formula="of:=[.B11]/0.5292^3*2.419*10^7" office:value-type="float" office:value="2.16267988092701" calcext:value-type="float">
            <text:p>2.16267988092701</text:p>
          </table:table-cell>
          <table:table-cell office:value-type="float" office:value="1.469" calcext:value-type="float">
            <text:p>1.47E+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1722" calcext:value-type="float">
            <text:p>1.72E-08</text:p>
          </table:table-cell>
          <table:table-cell table:formula="of:=[.B12]/0.5292^3*2.419*10^7" office:value-type="float" office:value="2.81066773958967" calcext:value-type="float">
            <text:p>2.81066773958967</text:p>
          </table:table-cell>
          <table:table-cell office:value-type="float" office:value="2.065" calcext:value-type="float">
            <text:p>2.07E+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2021" calcext:value-type="float">
            <text:p>2.02E-08</text:p>
          </table:table-cell>
          <table:table-cell table:formula="of:=[.B13]/0.5292^3*2.419*10^7" office:value-type="float" office:value="3.29869889762528" calcext:value-type="float">
            <text:p>3.29869889762528</text:p>
          </table:table-cell>
          <table:table-cell office:value-type="float" office:value="2.563" calcext:value-type="float">
            <text:p>2.56E+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2428" calcext:value-type="float">
            <text:p>2.43E-08</text:p>
          </table:table-cell>
          <table:table-cell table:formula="of:=[.B14]/0.5292^3*2.419*10^7" office:value-type="float" office:value="3.96300886859682" calcext:value-type="float">
            <text:p>3.96300886859682</text:p>
          </table:table-cell>
          <table:table-cell office:value-type="float" office:value="3.321" calcext:value-type="float">
            <text:p>3.32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2776" calcext:value-type="float">
            <text:p>2.78E-08</text:p>
          </table:table-cell>
          <table:table-cell table:formula="of:=[.B15]/0.5292^3*2.419*10^7" office:value-type="float" office:value="4.53101837694596" calcext:value-type="float">
            <text:p>4.53101837694596</text:p>
          </table:table-cell>
          <table:table-cell office:value-type="float" office:value="4.066" calcext:value-type="float">
            <text:p>4.07E+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3044" calcext:value-type="float">
            <text:p>3.04E-08</text:p>
          </table:table-cell>
          <table:table-cell table:formula="of:=[.B16]/0.5292^3*2.419*10^7" office:value-type="float" office:value="4.96845098682402" calcext:value-type="float">
            <text:p>4.96845098682402</text:p>
          </table:table-cell>
          <table:table-cell office:value-type="float" office:value="4.76" calcext:value-type="float">
            <text:p>4.76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3153" calcext:value-type="float">
            <text:p>3.15E-08</text:p>
          </table:table-cell>
          <table:table-cell table:formula="of:=[.B17]/0.5292^3*2.419*10^7" office:value-type="float" office:value="5.14636201099085" calcext:value-type="float">
            <text:p>5.14636201099085</text:p>
          </table:table-cell>
          <table:table-cell office:value-type="float" office:value="5.124" calcext:value-type="float">
            <text:p>5.12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1:15:23.101364218</meta:creation-date>
    <dc:date>2019-05-22T21:34:16.731985837</dc:date>
    <meta:editing-duration>PT8M43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